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420e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66ccff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3399ff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0066ff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0cc33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aecf00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6cm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420e"/>
      <style:paragraph-properties fo:text-align="center"/>
    </style:style>
    <style:style style:name="P3" style:family="paragraph">
      <loext:graphic-properties draw:fill-color="#66ccff"/>
      <style:paragraph-properties fo:text-align="center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aecf00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5.334cm" svg:height="2.286cm" svg:x="11.287cm" svg:y="1.635cm">
          <text:p text:style-name="P1">Concaten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334cm" svg:height="2.286cm" svg:x="1.635cm" svg:y="8.874cm">
          <text:p text:style-name="P1">1x1 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5.334cm" svg:height="2.286cm" svg:x="7.985cm" svg:y="6.715cm">
          <text:p text:style-name="P1">3x3 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5.334cm" svg:height="2.286cm" svg:x="14.335cm" svg:y="6.715cm">
          <text:p text:style-name="P1">5x5 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3" draw:id="id3" draw:layer="layout" svg:width="5.334cm" svg:height="2.286cm" svg:x="20.812cm" svg:y="11.033cm">
          <text:p text:style-name="P1">Max Poo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" draw:id="id1" draw:layer="layout" svg:width="5.334cm" svg:height="2.286cm" svg:x="11.287cm" svg:y="17.383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line-skew="1.079cm" svg:x1="13.954cm" svg:y1="17.383cm" svg:x2="4.302cm" svg:y2="11.16cm" draw:start-shape="id1" draw:start-glue-point="0" draw:end-shape="id2" svg:d="M13954 17383v-2032h-9652v-4191" svg:viewBox="0 0 9653 6224">
          <text:p/>
        </draw:connector>
        <draw:connector draw:style-name="gr7" draw:text-style-name="P8" draw:layer="layout" svg:x1="13.954cm" svg:y1="17.383cm" svg:x2="23.479cm" svg:y2="13.319cm" draw:start-shape="id1" draw:start-glue-point="0" draw:end-shape="id3" draw:end-glue-point="2" svg:d="M13954 17383v-2031h9525v-2033" svg:viewBox="0 0 9526 4065">
          <text:p/>
        </draw:connector>
        <draw:connector draw:style-name="gr7" draw:text-style-name="P8" draw:layer="layout" draw:line-skew="-1.08cm" svg:x1="4.302cm" svg:y1="8.874cm" svg:x2="13.954cm" svg:y2="3.921cm" draw:start-shape="id2" draw:start-glue-point="0" draw:end-shape="id4" draw:end-glue-point="2" svg:d="M4302 8874v-3556h9652v-1397" svg:viewBox="0 0 9653 4954">
          <text:p/>
        </draw:connector>
        <draw:connector draw:style-name="gr7" draw:text-style-name="P8" draw:layer="layout" svg:x1="10.652cm" svg:y1="6.715cm" svg:x2="13.954cm" svg:y2="3.921cm" draw:start-shape="id5" draw:start-glue-point="0" draw:end-shape="id4" draw:end-glue-point="2" svg:d="M10652 6715v-1396h3302v-1398" svg:viewBox="0 0 3303 2795">
          <text:p/>
        </draw:connector>
        <draw:connector draw:style-name="gr7" draw:text-style-name="P8" draw:layer="layout" svg:x1="17.002cm" svg:y1="6.715cm" svg:x2="13.954cm" svg:y2="3.921cm" draw:start-shape="id6" draw:start-glue-point="0" draw:end-shape="id4" draw:end-glue-point="2" svg:d="M17002 6715v-1396h-3048v-1398" svg:viewBox="0 0 3049 2795">
          <text:p/>
        </draw:connector>
        <draw:custom-shape draw:style-name="gr2" draw:text-style-name="P3" xml:id="id7" draw:id="id7" draw:layer="layout" svg:width="5.334cm" svg:height="2.286cm" svg:x="7.985cm" svg:y="11.033cm">
          <text:p text:style-name="P1">1x1 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5.334cm" svg:height="2.286cm" svg:x="14.335cm" svg:y="11.033cm">
          <text:p text:style-name="P1">1x1 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5.334cm" svg:height="2.286cm" svg:x="20.812cm" svg:y="6.715cm">
          <text:p text:style-name="P1">1x1 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svg:x1="10.652cm" svg:y1="11.033cm" svg:x2="10.652cm" svg:y2="9.001cm" draw:start-shape="id7" draw:start-glue-point="0" draw:end-shape="id5" draw:end-glue-point="2" svg:d="M10652 11033v-2032" svg:viewBox="0 0 1 2033">
          <text:p/>
        </draw:connector>
        <draw:connector draw:style-name="gr7" draw:text-style-name="P8" draw:layer="layout" svg:x1="17.002cm" svg:y1="11.033cm" svg:x2="17.002cm" svg:y2="9.001cm" draw:start-shape="id8" draw:start-glue-point="0" draw:end-shape="id6" draw:end-glue-point="2" svg:d="M17002 11033v-2032" svg:viewBox="0 0 1 2033">
          <text:p/>
        </draw:connector>
        <draw:connector draw:style-name="gr7" draw:text-style-name="P8" draw:layer="layout" svg:x1="23.479cm" svg:y1="11.033cm" svg:x2="23.479cm" svg:y2="9.001cm" draw:start-shape="id3" draw:start-glue-point="0" draw:end-shape="id9" draw:end-glue-point="2" svg:d="M23479 11033v-2032" svg:viewBox="0 0 1 2033">
          <text:p/>
        </draw:connector>
        <draw:connector draw:style-name="gr7" draw:text-style-name="P8" draw:layer="layout" svg:x1="23.479cm" svg:y1="6.715cm" svg:x2="13.954cm" svg:y2="3.921cm" draw:start-shape="id9" draw:start-glue-point="0" draw:end-shape="id4" draw:end-glue-point="2" svg:d="M23479 6715v-1396h-9525v-1398" svg:viewBox="0 0 9526 2795">
          <text:p/>
        </draw:connector>
        <draw:connector draw:style-name="gr7" draw:text-style-name="P8" draw:layer="layout" svg:x1="13.954cm" svg:y1="17.383cm" svg:x2="10.652cm" svg:y2="13.319cm" draw:start-shape="id1" draw:start-glue-point="0" draw:end-shape="id7" draw:end-glue-point="2" svg:d="M13954 17383v-2031h-3302v-2033" svg:viewBox="0 0 3303 4065">
          <text:p/>
        </draw:connector>
        <draw:connector draw:style-name="gr7" draw:text-style-name="P8" draw:layer="layout" svg:x1="13.954cm" svg:y1="17.383cm" svg:x2="17.002cm" svg:y2="13.319cm" draw:start-shape="id1" draw:start-glue-point="0" draw:end-shape="id8" draw:end-glue-point="2" svg:d="M13954 17383v-2031h3048v-2033" svg:viewBox="0 0 3049 40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5:30:41.976124373</meta:creation-date>
    <dc:date>2018-01-04T16:00:59.609483257</dc:date>
    <meta:editing-duration>PT5M41S</meta:editing-duration>
    <meta:editing-cycles>5</meta:editing-cycles>
    <meta:generator>LibreOffice/5.1.6.2$Linux_X86_64 LibreOffice_project/10m0$Build-2</meta:generator>
    <meta:document-statistic meta:object-count="20"/>
  </office:meta>
</office:document-meta>
</file>